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00%" fo:orphans="0" fo:widows="0"/>
    </style:style>
    <style:style style:name="P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style>
    <style:style style:name="P3" style:family="paragraph" style:parent-style-name="Standard">
      <style:text-properties fo:color="#ff0000" loext:opacity="100%"/>
    </style:style>
    <style:style style:name="P4" style:family="paragraph" style:parent-style-name="Standard">
      <style:paragraph-properties fo:margin-left="0in" fo:margin-right="0in" fo:text-indent="0in" style:auto-text-indent="false"/>
    </style:style>
    <style:style style:name="P5" style:family="paragraph" style:parent-style-name="Heading_20_2">
      <style:paragraph-properties fo:break-before="page"/>
    </style:style>
    <style:style style:name="P6" style:family="paragraph" style:parent-style-name="Heading_20_3">
      <style:paragraph-properties fo:break-before="page"/>
    </style:style>
    <style:style style:name="P7" style:family="paragraph" style:parent-style-name="Heading_20_4">
      <style:paragraph-properties fo:break-before="page"/>
    </style:style>
    <style:style style:name="P8" style:family="paragraph" style:parent-style-name="Heading_20_4" style:master-page-name="Standard">
      <style:paragraph-properties style:page-number="1"/>
    </style:style>
    <style:style style:name="P9" style:family="paragraph" style:parent-style-name="Standard">
      <style:paragraph-properties fo:line-height="100%" fo:orphans="0" fo:widows="0"/>
      <style:text-properties fo:font-weight="bold" style:font-weight-asian="bold"/>
    </style:style>
    <style:style style:name="P1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1" style:family="paragraph" style:parent-style-name="Standard">
      <style:paragraph-properties fo:line-height="100%" fo:orphans="0" fo:widows="0"/>
      <style:text-properties fo:color="#1c1c1c" loext:opacity="100%"/>
    </style:style>
    <style:style style:name="P1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1c1c1c" loext:opacity="100%"/>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3">
      <style:paragraph-properties fo:margin-left="1in" fo:margin-right="0in" fo:text-indent="-0.25in" style:auto-text-indent="false"/>
    </style:style>
    <style:style style:name="P15" style:family="paragraph" style:parent-style-name="Standard" style:list-style-name="WWNum3">
      <style:paragraph-properties fo:margin-left="1in" fo:margin-right="0in" fo:line-height="100%" fo:orphans="0" fo:widows="0"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1">
      <style:paragraph-properties fo:margin-left="0.5in" fo:margin-right="0in" fo:text-indent="-0.25in" style:auto-text-indent="false"/>
    </style:style>
    <style:style style:name="P18" style:family="paragraph" style:parent-style-name="Standard" style:list-style-name="WWNum5">
      <style:paragraph-properties fo:margin-left="0.5in" fo:margin-right="0in" fo:text-indent="-0.25in" style:auto-text-indent="false"/>
    </style:style>
    <style:style style:name="P1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fo:font-weight="bold" style:font-size-asian="10pt" style:font-weight-asian="bold" style:font-size-complex="10pt"/>
    </style:style>
    <style:style style:name="P2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font-size="10pt" style:font-size-asian="10pt" style:font-size-complex="10pt"/>
    </style:style>
    <style:style style:name="P21" style:family="paragraph" style:parent-style-name="Standard">
      <style:paragraph-properties fo:line-height="100%" fo:orphans="0" fo:widows="0"/>
      <style:text-properties fo:color="#201f1e" loext:opacity="100%" fo:background-color="#ffffff"/>
    </style:style>
    <style:style style:name="T1" style:family="text">
      <style:text-properties fo:color="#1155cc" loext:opacity="100%" style:text-underline-style="solid" style:text-underline-width="auto" style:text-underline-color="font-color"/>
    </style:style>
    <style:style style:name="T2" style:family="text">
      <style:text-properties fo:font-style="italic" style:font-style-asian="italic"/>
    </style:style>
    <style:style style:name="T3" style:family="text">
      <style:text-properties fo:font-size="10.5pt" fo:background-color="#ffffff" loext:char-shading-value="0" style:font-size-asian="10.5pt" style:font-size-complex="10.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bookmark text:name="_pngyfe6dbezk"/>Test Methodology</text:p>
      <text:p text:style-name="Standard">MIE will report a count of messages for each supported message type:</text:p>
      <text:list xml:id="list370448863" text:style-name="WWNum3">
        <text:list-item>
          <text:p text:style-name="P14">NewRx</text:p>
        </text:list-item>
        <text:list-item>
          <text:p text:style-name="P14">RxChangeRequest</text:p>
        </text:list-item>
        <text:list-item>
          <text:p text:style-name="P14">RxChangeResponse</text:p>
        </text:list-item>
        <text:list-item>
          <text:p text:style-name="P14">CancelRx</text:p>
        </text:list-item>
        <text:list-item>
          <text:p text:style-name="P15">CancelRxResponse</text:p>
        </text:list-item>
        <text:list-item>
          <text:p text:style-name="P15">RxRenewalRequest</text:p>
        </text:list-item>
        <text:list-item>
          <text:p text:style-name="P15">RxRenewalResponse</text:p>
        </text:list-item>
        <text:list-item>
          <text:p text:style-name="P15">RxFill</text:p>
        </text:list-item>
        <text:list-item>
          <text:p text:style-name="P15">RxHistoryRequest</text:p>
        </text:list-item>
        <text:list-item>
          <text:p text:style-name="P15">RxHistoryResponse</text:p>
        </text:list-item>
        <text:list-item>
          <text:p text:style-name="P15">Status</text:p>
        </text:list-item>
        <text:list-item>
          <text:p text:style-name="P15">Error</text:p>
        </text:list-item>
        <text:list-item>
          <text:p text:style-name="P15">Verify</text:p>
        </text:list-item>
      </text:list>
      <text:p text:style-name="Standard">The report will also include a count of outbound messages unable to be transmitted due to connectivity issues or other errors, for each message type. This report will be based on the contents of each client’s local database table of stored messages. MIE will run the report for each client under consideration and aggregate the results.</text:p>
      <text:p text:style-name="Heading_20_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8pt" style:font-size-asian="18pt" style:font-size-complex="18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6pt" style:font-size-asian="16pt" style:font-size-complex="16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434343" loext:opacity="100%" fo:font-size="14pt" style:font-size-asian="14pt" style:font-size-complex="14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47" style:display-name="ListLabel 4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2-13T18:49:56.295599886</dc:date>
    <meta:editing-duration>PT39S</meta:editing-duration>
    <meta:editing-cycles>1</meta:editing-cycles>
    <meta:document-statistic meta:table-count="0" meta:image-count="0" meta:object-count="0" meta:page-count="1" meta:paragraph-count="16" meta:word-count="96" meta:character-count="582" meta:non-whitespace-character-count="515"/>
  </office:meta>
</office:document-meta>
</file>